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61925" officeooo:paragraph-rsid="00061925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bold" officeooo:rsid="0007e427" officeooo:paragraph-rsid="0007e427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normal" officeooo:rsid="00061925" officeooo:paragraph-rsid="00061925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weight="normal" officeooo:rsid="00099f6f" officeooo:paragraph-rsid="00099f6f" style:font-weight-asian="normal" style:font-weight-complex="norm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7e427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38161" officeooo:paragraph-rsid="00138161"/>
    </style:style>
    <style:style style:name="P8" style:family="paragraph" style:parent-style-name="Standard" style:list-style-name="L1">
      <style:paragraph-properties fo:line-height="150%"/>
      <style:text-properties fo:font-weight="normal" officeooo:rsid="00061925" officeooo:paragraph-rsid="00061925" style:font-weight-asian="normal" style:font-weight-complex="normal"/>
    </style:style>
    <style:style style:name="P9" style:family="paragraph" style:parent-style-name="Standard" style:list-style-name="L2">
      <style:paragraph-properties fo:line-height="150%"/>
      <style:text-properties officeooo:paragraph-rsid="00097dae"/>
    </style:style>
    <style:style style:name="P10" style:family="paragraph" style:parent-style-name="Standard" style:list-style-name="L2">
      <style:paragraph-properties fo:line-height="150%"/>
      <style:text-properties officeooo:paragraph-rsid="0018ca33"/>
    </style:style>
    <style:style style:name="P11" style:family="paragraph" style:parent-style-name="Standard" style:list-style-name="L3">
      <style:paragraph-properties fo:line-height="150%"/>
    </style:style>
    <style:style style:name="P12" style:family="paragraph" style:parent-style-name="Standard">
      <style:paragraph-properties fo:line-height="150%" fo:text-align="justify" style:justify-single-word="false"/>
      <style:text-properties fo:color="#c9211e" loext:opacity="100%" fo:font-weight="bold" officeooo:rsid="001cc773" officeooo:paragraph-rsid="001cc773" style:font-weight-asian="bold" style:font-weight-complex="bold"/>
    </style:style>
    <style:style style:name="P13" style:family="paragraph" style:parent-style-name="Standard">
      <style:text-properties fo:color="#000000" loext:opacity="100%" fo:font-weight="normal" style:font-weight-asian="normal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de9a9"/>
      <style:paragraph-properties fo:text-align="center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1c99e0"/>
      <style:paragraph-properties fo:text-align="center"/>
    </style:style>
    <style:style style:name="P19" style:family="paragraph">
      <loext:graphic-properties draw:fill-color="#63bbe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e427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08cef6" style:font-weight-asian="bold" style:font-weight-complex="bold"/>
    </style:style>
    <style:style style:name="T5" style:family="text">
      <style:text-properties fo:color="#c9211e" loext:opacity="100%" fo:font-weight="bold" officeooo:rsid="000a76b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7dae" style:font-weight-asian="normal" style:font-weight-complex="normal"/>
    </style:style>
    <style:style style:name="T8" style:family="text">
      <style:text-properties fo:font-weight="normal" officeooo:rsid="00099f6f" style:font-weight-asian="normal" style:font-weight-complex="normal"/>
    </style:style>
    <style:style style:name="T9" style:family="text">
      <style:text-properties fo:font-weight="normal" officeooo:rsid="000a76bb" style:font-weight-asian="normal" style:font-weight-complex="normal"/>
    </style:style>
    <style:style style:name="T10" style:family="text">
      <style:text-properties fo:font-weight="normal" officeooo:rsid="000e18b4" style:font-weight-asian="normal" style:font-weight-complex="normal"/>
    </style:style>
    <style:style style:name="T11" style:family="text">
      <style:text-properties fo:font-weight="normal" officeooo:rsid="0007e427" style:font-weight-asian="normal" style:font-weight-complex="normal"/>
    </style:style>
    <style:style style:name="T12" style:family="text">
      <style:text-properties fo:font-weight="normal" officeooo:rsid="00088ea1" style:font-weight-asian="normal" style:font-weight-complex="normal"/>
    </style:style>
    <style:style style:name="T13" style:family="text">
      <style:text-properties fo:font-weight="normal" officeooo:rsid="000f784e" style:font-weight-asian="normal" style:font-weight-complex="normal"/>
    </style:style>
    <style:style style:name="T14" style:family="text">
      <style:text-properties fo:font-weight="normal" officeooo:rsid="001118dc" style:font-weight-asian="normal" style:font-weight-complex="normal"/>
    </style:style>
    <style:style style:name="T15" style:family="text">
      <style:text-properties fo:font-weight="normal" officeooo:rsid="0018ca33" style:font-weight-asian="normal" style:font-weight-complex="normal"/>
    </style:style>
    <style:style style:name="T16" style:family="text">
      <style:text-properties fo:font-weight="normal" officeooo:rsid="001b5f02" style:font-weight-asian="normal" style:font-weight-complex="normal"/>
    </style:style>
    <style:style style:name="T17" style:family="text">
      <style:text-properties fo:font-weight="normal" officeooo:rsid="001d1813" style:font-weight-asian="normal" style:font-weight-complex="normal"/>
    </style:style>
    <style:style style:name="T18" style:family="text">
      <style:text-properties fo:font-weight="normal" officeooo:rsid="001ec237" style:font-weight-asian="normal" style:font-weight-complex="normal"/>
    </style:style>
    <style:style style:name="T19" style:family="text">
      <style:text-properties officeooo:rsid="00103ddd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6e31f" style:font-size-asian="10pt" style:font-weight-asian="normal" style:font-size-complex="10pt" style:font-weight-complex="normal"/>
    </style:style>
    <style:style style:name="T22" style:family="text">
      <style:text-properties fo:color="#000000" loext:opacity="100%" fo:font-weight="normal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Pontas_20_das_20_seta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fill-color="#ffffff" fo:min-height="0.5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5cd53" draw:fill-color="#fde9a9" draw:textarea-horizontal-align="justify" draw:textarea-vertical-align="middle" draw:auto-grow-height="false" fo:min-height="1.005cm" fo:min-width="2.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224cm" fo:min-width="2.6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1c99e0" draw:textarea-horizontal-align="justify" draw:textarea-vertical-align="middle" draw:auto-grow-height="false" fo:min-height="1.157cm" fo:min-width="2.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75cm" fo:min-width="2.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1c99e0" draw:textarea-horizontal-align="justify" draw:textarea-vertical-align="middle" draw:auto-grow-height="false" fo:min-height="0.914cm" fo:min-width="1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fo:min-height="0.4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1c99e0" draw:textarea-horizontal-align="justify" draw:textarea-vertical-align="middle" draw:auto-grow-height="false" fo:min-height="1.125cm" fo:min-width="1.7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058cm" fo:min-width="3.1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24cm" fo:min-width="2.7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marker-start="" draw:marker-end="Pontas_20_das_20_seta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1c99e0" draw:textarea-horizontal-align="justify" draw:textarea-vertical-align="middle" draw:auto-grow-height="false" fo:min-height="1.363cm" fo:min-width="1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f5cd53" draw:fill-color="#fde9a9" draw:textarea-horizontal-align="justify" draw:textarea-vertical-align="middle" draw:auto-grow-height="false" fo:min-height="0.861cm" fo:min-width="2.0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fill-color="#63bbee" draw:textarea-horizontal-align="justify" draw:textarea-vertical-align="middle" draw:auto-grow-height="false" fo:min-height="1.489cm" fo:min-width="2.9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ema:</text:span> Sistema de Gestão de Escala de Trabalho</text:p>
      <text:p text:style-name="P5"/>
      <text:p text:style-name="P1">Objetivo:</text:p>
      <text:p text:style-name="P5"><text:tab/>Um Sistema de Gestão de Escalas de Trabalho será uma plataforma que visa facilitar o processo de planejamento, alocação e monitoramento dos horários de trabalho dos funcionários em uma organização.</text:p>
      <text:list text:style-name="L3">
        <text:list-item>
          <text:p text:style-name="P11">O sistema seria acessado pelo administrador (que iria criar, gerenciar e ajustar as escalas de trabalho) e pelos funcionários que visualizariam suas escalas e poderiam solicitar trocas de turnos. Para isso, será feito uma Interface diferente para administrador e funcionário. </text:p>
        </text:list-item>
      </text:list>
      <text:p text:style-name="P5"/>
      <text:p text:style-name="P1">Tipo de usuário: </text:p>
      <text:list text:style-name="L1">
        <text:list-item>
          <text:p text:style-name="P8">Administradores de empresa → Responsáveis por criar, deletar e atualizar as escalas de trabalho.</text:p>
        </text:list-item>
        <text:list-item>
          <text:p text:style-name="P8">Funcionários de uma empresa → Terão acesso às lista de escalas designados à eles e poderão solicitar alterações, mas não fazer alterações.</text:p>
        </text:list-item>
      </text:list>
      <text:p text:style-name="P3"/>
      <text:p text:style-name="P2">Cadastros necessários:<text:span text:style-name="T20"> </text:span><text:span text:style-name="T21">para cada cadastro, 1 entidade</text:span></text:p>
      <text:list text:style-name="L2">
        <text:list-item>
          <text:p text:style-name="P9"><text:span text:style-name="T7">Dos funcionários → </text:span><text:span text:style-name="T8">nome completo, senha, telefone, e-mail, CPF como id, </text:span><text:span text:style-name="T9">cargo, preferência de horários</text:span></text:p>
        </text:list-item>
        <text:list-item>
          <text:p text:style-name="P9"><text:span text:style-name="T7">Do</text:span><text:span text:style-name="T8">s</text:span><text:span text:style-name="T7"> administrador</text:span><text:span text:style-name="T8">es</text:span><text:span text:style-name="T7"> → </text:span><text:span text:style-name="T8">nome completo, </text:span><text:span text:style-name="T10">id, senha, </text:span><text:span text:style-name="T14">telefone, e-mail.</text:span></text:p>
        </text:list-item>
        <text:list-item>
          <text:p text:style-name="P10"><text:span text:style-name="T14">E</text:span><text:span text:style-name="T15">scala de trabalho → </text:span><text:span text:style-name="T6">data de início, data de término, </text:span><text:span text:style-name="T17">turno,</text:span><text:span text:style-name="T6"> horários de trabalho </text:span><text:span text:style-name="T18">(entrada e saída)</text:span><text:span text:style-name="T6">, atribuição de funcionários, </text:span><text:span text:style-name="T16">descrição</text:span><text:span text:style-name="T6">.</text:span></text:p>
          <text:p text:style-name="P10"><text:span text:style-name="T6"/></text:p>
        </text:list-item>
      </text:list>
      <text:p text:style-name="P6"><text:span text:style-name="T4">OBS 1: </text:span><text:span text:style-name="T11">Uma tela onde pergunta se o usuário que está acessando </text:span><text:span text:style-name="T12">é o </text:span><text:span text:style-name="T2">administrador</text:span><text:span text:style-name="T11"> ou </text:span><text:span text:style-name="T2">funcionário</text:span><text:span text:style-name="T11"> (se for administrador, e ao colocar a senha e usuário, eles baterem com o banco de dados da tabela administrador, </text:span><text:span text:style-name="T10">então </text:span><text:span text:style-name="T11">ele terá acesso a uma determinada página </text:span><text:span text:style-name="T13">específica e exclusiva do administrador</text:span><text:span text:style-name="T11">) e o mesmo vale para os funcionários, </text:span><text:span text:style-name="T12">que terá acesso ao uma página diferente da do administrador →</text:span><text:span text:style-name="T9"> Ou seja, configurar níveis de acesso.</text:span></text:p>
      <text:p text:style-name="P7"><text:span text:style-name="T5">O</text:span><text:span text:style-name="T3">BS 1.1: </text:span><text:span text:style-name="T6">Ao definir se é o ADM ou o funcionário, eles serão levados para a tela de login onde, se eles não estiverem cadastrados, precisam realizar o cadastro.</text:span></text:p>
      <text:p text:style-name="P4"><text:span text:style-name="T3">OBS 2:</text:span> O administrador precisar ter acesso a todos os dados do<text:span text:style-name="T19">s</text:span> funcionário<text:span text:style-name="T19">s</text:span> (Listar todos os funcionário).</text:p>
      <text:p text:style-name="P12">OBS 3: <text:s/><text:span text:style-name="T22">Se a troca for aceita, o administrador vai para a página de atualização da escala, mas se for rejeitada, uma mensagem é enviada ao funcionário.</text:span></text:p>
      <text:p text:style-name="P13"><draw:custom-shape text:anchor-type="paragraph" draw:z-index="0" draw:name="Forma 2" draw:style-name="gr17" draw:text-style-name="P19" svg:width="2.999cm" svg:height="1.489cm" svg:x="6.983cm" svg:y="3.413cm"><text:p text:style-name="P15">Usuário acessa</text:p><text:p text:style-name="P15">o sistem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a 1" draw:style-name="gr16" draw:text-style-name="P16" svg:width="2.144cm" svg:height="0.953cm" svg:x="7.336cm" svg:y="1.323cm"><text:p text:style-name="P15">Iní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linha vertical 1" draw:style-name="gr14" draw:text-style-name="P15" svg:x1="8.394cm" svg:y1="2.275cm" svg:x2="8.394cm" svg:y2="3.36cm"><text:p/></draw:line><draw:custom-shape text:anchor-type="paragraph" draw:z-index="3" draw:name="Forma 3" draw:style-name="gr15" draw:text-style-name="P18" svg:width="3.123cm" svg:height="2.726cm" svg:x="6.807cm" svg:y="5.953cm"><text:p text:style-name="P15">É funcionári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linha vertical 2" draw:style-name="gr2" draw:text-style-name="P15" svg:x1="8.341cm" svg:y1="4.902cm" svg:x2="8.341cm" svg:y2="5.749cm"><text:p/></draw:line><draw:line text:anchor-type="paragraph" draw:z-index="5" draw:name="Linha 1" draw:style-name="gr14" draw:text-style-name="P15" svg:x1="10.114cm" svg:y1="7.276cm" svg:x2="12.363cm" svg:y2="7.302cm"><text:p/></draw:line><draw:line text:anchor-type="paragraph" draw:z-index="6" draw:name="Linha 2" draw:style-name="gr14" draw:text-style-name="P15" svg:x1="6.674cm" svg:y1="7.249cm" svg:x2="3.658cm" svg:y2="7.223cm"><text:p/></draw:line><draw:frame text:anchor-type="paragraph" draw:z-index="7" draw:name="Quadro de texto 1" draw:style-name="gr3" draw:text-style-name="P14" svg:width="1.763cm" svg:height="0.537cm" svg:x="4.046cm" svg:y="6.687cm"><draw:text-box><text:p>Não</text:p></draw:text-box></draw:frame><draw:frame text:anchor-type="paragraph" draw:z-index="8" draw:name="Quadro de texto 2" draw:style-name="gr3" draw:text-style-name="P14" svg:width="1.763cm" svg:height="0.537cm" svg:x="10.873cm" svg:y="6.766cm"><draw:text-box><text:p>Sim</text:p></draw:text-box></draw:frame><draw:custom-shape text:anchor-type="paragraph" draw:z-index="9" draw:name="Forma 5" draw:style-name="gr13" draw:text-style-name="P17" svg:width="2.788cm" svg:height="1.225cm" svg:x="2.803cm" svg:y="12.303cm"><text:p text:style-name="P17"><text:span text:style-name="T23">Criar Nova Escala </text:span></text:p><text:p text:style-name="P17"><text:span text:style-name="T23">de Trabalho</text:span></text:p><draw:enhanced-geometry svg:viewBox="0 0 21600 21600" draw:type="rectangle" draw:enhanced-path="M 0 0 L 21600 0 21600 21600 0 21600 0 0 Z N"/></draw:custom-shape><draw:custom-shape text:anchor-type="paragraph" draw:z-index="10" draw:name="Forma 6" draw:style-name="gr6" draw:text-style-name="P17" svg:width="2.682cm" svg:height="1.225cm" svg:x="2.856cm" svg:y="9.657cm"><text:p text:style-name="P15"><text:span text:style-name="T23">Visualizar Escalas </text:span></text:p><text:p text:style-name="P15"><text:span text:style-name="T23">Existente </text:span></text:p><draw:enhanced-geometry svg:viewBox="0 0 21600 21600" draw:type="rectangle" draw:enhanced-path="M 0 0 L 21600 0 21600 21600 0 21600 0 0 Z N"/></draw:custom-shape><draw:custom-shape text:anchor-type="paragraph" draw:z-index="11" draw:name="Forma 7" draw:style-name="gr6" draw:text-style-name="P17" svg:width="2.682cm" svg:height="1.225cm" svg:x="15.953cm" svg:y="9.599cm"><text:p text:style-name="P15"><text:span text:style-name="T23">Visualizar Escala </text:span></text:p><text:p text:style-name="P15"><text:span text:style-name="T23">Designada </text:span></text:p><draw:enhanced-geometry svg:viewBox="0 0 21600 21600" draw:type="rectangle" draw:enhanced-path="M 0 0 L 21600 0 21600 21600 0 21600 0 0 Z N"/></draw:custom-shape><draw:custom-shape text:anchor-type="paragraph" draw:z-index="12" draw:name="Forma 8" draw:style-name="gr6" draw:text-style-name="P17" svg:width="2.682cm" svg:height="1.225cm" svg:x="11.34cm" svg:y="13.018cm"><text:p text:style-name="P15"><text:span text:style-name="T23">Solicitar Troca </text:span></text:p><text:p text:style-name="P15"><text:span text:style-name="T23">de Turno <text:s/></text:span></text:p><draw:enhanced-geometry svg:viewBox="0 0 21600 21600" draw:type="rectangle" draw:enhanced-path="M 0 0 L 21600 0 21600 21600 0 21600 0 0 Z N"/></draw:custom-shape><draw:custom-shape text:anchor-type="paragraph" draw:z-index="13" draw:name="Forma 9" draw:style-name="gr12" svg:width="3.185cm" svg:height="1.059cm" svg:x="15.274cm" svg:y="15.991cm"><text:p><text:span text:style-name="T23">Verificar </text:span><text:span text:style-name="T23">Notificações</text:span> </text:p><draw:enhanced-geometry svg:viewBox="0 0 21600 21600" draw:type="rectangle" draw:enhanced-path="M 0 0 L 21600 0 21600 21600 0 21600 0 0 Z N"/></draw:custom-shape><draw:custom-shape text:anchor-type="paragraph" draw:z-index="14" draw:name="Forma 10" draw:style-name="gr9" draw:text-style-name="P18" svg:width="2.7cm" svg:height="1.826cm" svg:x="12.654cm" svg:y="6.376cm"><text:p text:style-name="P15">Tem cadastr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path text:anchor-type="paragraph" draw:z-index="15" draw:name="Curva de Bézier 1" draw:style-name="gr2" draw:text-style-name="P15" svg:width="1.902cm" svg:height="2.15cm" svg:x="15.353cm" svg:y="7.245cm" svg:viewBox="0 0 1903 2151" svg:d="M0 5c434-2 877 38 1311 0 764-66 440 528 508 825 76 339 53 683 84 1024v297"><text:p/></draw:path><draw:line text:anchor-type="paragraph" draw:z-index="16" draw:name="Linha 3" draw:style-name="gr2" draw:text-style-name="P15" svg:x1="13.936cm" svg:y1="8.202cm" svg:x2="13.936cm" svg:y2="9.791cm"><text:p/></draw:line><draw:custom-shape text:anchor-type="paragraph" draw:z-index="17" draw:name="Forma 11" draw:style-name="gr6" draw:text-style-name="P17" svg:width="2.682cm" svg:height="1.225cm" svg:x="11.785cm" svg:y="9.904cm"><text:p text:style-name="P15"><text:span text:style-name="T23">Cadastrar</text:span></text:p><draw:enhanced-geometry svg:viewBox="0 0 21600 21600" draw:type="rectangle" draw:enhanced-path="M 0 0 L 21600 0 21600 21600 0 21600 0 0 Z N"/></draw:custom-shape><draw:line text:anchor-type="paragraph" draw:z-index="18" draw:name="Linha horizontal 1" draw:style-name="gr2" draw:text-style-name="P15" svg:x1="14.639cm" svg:y1="10.407cm" svg:x2="15.777cm" svg:y2="10.407cm"><text:p/></draw:line><draw:frame text:anchor-type="paragraph" draw:z-index="19" draw:name="Quadro de texto 3" draw:style-name="gr3" draw:text-style-name="P14" svg:width="1.28cm" svg:height="0.537cm" svg:x="16.376cm" svg:y="6.71cm"><draw:text-box><text:p>Sim</text:p></draw:text-box></draw:frame><draw:frame text:anchor-type="paragraph" draw:z-index="20" draw:name="Quadro de texto 4" draw:style-name="gr3" draw:text-style-name="P14" svg:width="1.227cm" svg:height="0.537cm" svg:x="12.645cm" svg:y="8.433cm"><draw:text-box><text:p>Não</text:p></draw:text-box></draw:frame><draw:custom-shape text:anchor-type="paragraph" draw:z-index="21" draw:name="Forma 12" draw:style-name="gr11" draw:text-style-name="P18" svg:width="3.44cm" svg:height="2.25cm" svg:x="15.459cm" svg:y="12.277cm"><text:p text:style-name="P15">Ocorreu algum</text:p><text:p text:style-name="P15">err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linha vertical 3" draw:style-name="gr2" draw:text-style-name="P15" svg:x1="17.21cm" svg:y1="10.901cm" svg:x2="17.21cm" svg:y2="12.277cm"><text:p/></draw:line><draw:line text:anchor-type="paragraph" draw:z-index="23" draw:name="Linha horizontal 2" draw:style-name="gr2" draw:text-style-name="P15" svg:x1="15.353cm" svg:y1="13.326cm" svg:x2="14.065cm" svg:y2="13.326cm"><text:p/></draw:line><draw:line text:anchor-type="paragraph" draw:z-index="24" draw:name="linha vertical 4" draw:style-name="gr2" draw:text-style-name="P15" svg:x1="17.231cm" svg:y1="14.642cm" svg:x2="17.231cm" svg:y2="15.991cm"><text:p/></draw:line><draw:frame text:anchor-type="paragraph" draw:z-index="25" draw:name="Quadro de texto 5" draw:style-name="gr10" draw:text-style-name="P14" svg:width="1.202cm" svg:height="0.489cm" svg:x="17.545cm" svg:y="15.214cm"><draw:text-box><text:p>Não</text:p></draw:text-box></draw:frame><draw:path text:anchor-type="paragraph" draw:z-index="26" draw:name="Curva de Bézier 2" draw:style-name="gr2" draw:text-style-name="P15" svg:width="2.146cm" svg:height="1.956cm" draw:transform="rotate (-1.5707963267949) translate (15.0089305555556cm 14.5503194444444cm)" svg:viewBox="0 0 2147 1957" svg:d="M0 1936c441 0 897-90 1324 0 639 135 522-396 644-636 148-293 119-607 179-913v-276-111"><text:p/></draw:path><draw:custom-shape text:anchor-type="paragraph" draw:z-index="27" draw:name="Forma 13" draw:style-name="gr9" draw:text-style-name="P18" svg:width="2.7cm" svg:height="1.826cm" svg:x="0.774cm" svg:y="6.218cm"><text:p text:style-name="P15">Tem cadastr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Linha 4" draw:style-name="gr2" draw:text-style-name="P15" svg:x1="0.774cm" svg:y1="7.144cm" svg:x2="-0.099cm" svg:y2="8.308cm"><text:p/></draw:line><draw:frame text:anchor-type="paragraph" draw:z-index="29" draw:name="Quadro de texto 7" draw:style-name="gr3" draw:text-style-name="P14" svg:width="1.227cm" svg:height="0.537cm" svg:x="-0.452cm" svg:y="7.375cm"><draw:text-box><text:p>Não</text:p></draw:text-box></draw:frame><draw:custom-shape text:anchor-type="paragraph" draw:z-index="30" draw:name="Forma 14" draw:style-name="gr8" draw:text-style-name="P17" svg:width="2.02cm" svg:height="0.976cm" svg:x="-1.669cm" svg:y="8.424cm"><text:p text:style-name="P15"><text:span text:style-name="T23">Cadastrar</text:span></text:p><draw:enhanced-geometry svg:viewBox="0 0 21600 21600" draw:type="rectangle" draw:enhanced-path="M 0 0 L 21600 0 21600 21600 0 21600 0 0 Z N"/></draw:custom-shape><draw:line text:anchor-type="paragraph" draw:z-index="31" draw:name="Linha 5" draw:style-name="gr2" draw:text-style-name="P15" svg:x1="2.15cm" svg:y1="8.043cm" svg:x2="2.917cm" svg:y2="9.509cm"><text:p/></draw:line><draw:line text:anchor-type="paragraph" draw:z-index="32" draw:name="linha vertical 5" draw:style-name="gr2" draw:text-style-name="P15" svg:x1="2.891cm" svg:y1="11.017cm" svg:x2="2.891cm" svg:y2="12.022cm"><text:p/></draw:line><draw:custom-shape text:anchor-type="paragraph" draw:z-index="33" draw:name="Forma 15" draw:style-name="gr7" draw:text-style-name="P18" svg:width="4.34cm" svg:height="2.313cm" svg:x="0.748cm" svg:y="14.949cm"><text:p text:style-name="P15">Houve alguma</text:p><text:p text:style-name="P15">Solicitação do</text:p><text:p text:style-name="P15">funcionário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4" draw:name="linha vertical 6" draw:style-name="gr2" draw:text-style-name="P15" svg:x1="2.917cm" svg:y1="13.69cm" svg:x2="2.917cm" svg:y2="14.801cm"><text:p/></draw:line><draw:line text:anchor-type="paragraph" draw:z-index="35" draw:name="Linha 6" draw:style-name="gr2" draw:text-style-name="P15" svg:x1="0.748cm" svg:y1="16.097cm" svg:x2="0.034cm" svg:y2="17.764cm"><text:p/></draw:line><draw:custom-shape text:anchor-type="paragraph" draw:z-index="36" draw:name="Forma 16" draw:style-name="gr6" draw:text-style-name="P17" svg:width="2.682cm" svg:height="1.225cm" svg:x="-1.607cm" svg:y="17.844cm"><text:p text:style-name="P17"><text:span text:style-name="T23">Gerenciar Escalas</text:span></text:p><draw:enhanced-geometry svg:viewBox="0 0 21600 21600" draw:type="rectangle" draw:enhanced-path="M 0 0 L 21600 0 21600 21600 0 21600 0 0 Z N"/></draw:custom-shape><draw:line text:anchor-type="paragraph" draw:z-index="37" draw:name="Linha 7" draw:style-name="gr5" draw:text-style-name="P15" svg:x1="5.219cm" svg:y1="16.071cm" svg:x2="6.119cm" svg:y2="16.097cm"><text:p/></draw:line><draw:line text:anchor-type="paragraph" draw:z-index="38" draw:name="Linha 8" draw:style-name="gr2" draw:text-style-name="P15" svg:x1="6.569cm" svg:y1="16.282cm" svg:x2="8.183cm" svg:y2="21.362cm"><text:p/></draw:line><draw:custom-shape text:anchor-type="paragraph" draw:z-index="39" draw:name="Forma 4" draw:style-name="gr4" draw:text-style-name="P16" svg:width="2.276cm" svg:height="1.112cm" svg:x="8.183cm" svg:y="21.362cm"><text:p text:style-name="P15">FI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0" draw:name="Quadro de texto 8" draw:style-name="gr3" draw:text-style-name="P14" svg:width="1.227cm" svg:height="0.537cm" svg:x="6.225cm" svg:y="15.815cm"><draw:text-box><text:p>Não</text:p></draw:text-box></draw:frame><draw:frame text:anchor-type="paragraph" draw:z-index="41" draw:name="Quadro de texto 9" draw:style-name="gr3" draw:text-style-name="P14" svg:width="1.28cm" svg:height="0.537cm" svg:x="-0.346cm" svg:y="16.526cm"><draw:text-box><text:p>Sim</text:p></draw:text-box></draw:frame><draw:line text:anchor-type="paragraph" draw:z-index="42" draw:name="Linha 9" draw:style-name="gr2" draw:text-style-name="P15" svg:x1="15.619cm" svg:y1="17.238cm" svg:x2="10.617cm" svg:y2="21.521cm"><text:p/></draw:line><draw:line text:anchor-type="paragraph" draw:z-index="43" draw:name="Linha 10" draw:style-name="gr2" draw:text-style-name="P15" svg:x1="1.074cm" svg:y1="19.068cm" svg:x2="7.971cm" svg:y2="21.918cm"><text:p/></draw:line><draw:frame text:anchor-type="paragraph" draw:z-index="44" draw:name="Quadro de texto 6" draw:style-name="gr1" draw:text-style-name="P14" svg:width="1.28cm" svg:height="0.777cm" svg:x="14.444cm" svg:y="12.771cm"><draw:text-box><text:p>Sim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Pontas_20_das_20_setas_20_2" draw:display-name="Pontas das setas 2" svg:viewBox="0 826 1131 754" svg:d="M566 826l-566 754 114-85 136-68 148-46 161-17 161 13 153 46 140 68 118 89z"/>
    <draw:marker draw:name="Pontas_20_das_20_setas_20_3" draw:display-name="Pontas das setas 3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20:17:01.403177213</meta:creation-date>
    <dc:date>2023-08-28T23:21:43.788465651</dc:date>
    <meta:editing-duration>PT2H14M14S</meta:editing-duration>
    <meta:editing-cycles>30</meta:editing-cycles>
    <meta:generator>LibreOffice/7.5.5.2$Linux_X86_64 LibreOffice_project/50$Build-2</meta:generator>
    <meta:document-statistic meta:table-count="0" meta:image-count="0" meta:object-count="0" meta:page-count="2" meta:paragraph-count="16" meta:word-count="324" meta:character-count="1995" meta:non-whitespace-character-count="1689"/>
  </office:meta>
</office:document-meta>
</file>